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font-size="10pt" style:font-size-asian="10pt" style:font-size-complex="10pt"/>
    </style:style>
    <style:style style:name="P3"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master-page-name="Standard">
      <style:paragraph-properties fo:margin-top="0in" fo:margin-bottom="0in" fo:line-height="100%" style:page-number="auto"/>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span text:style-name="T2">Observações gerais:</text:span></text:p>
      <text:p text:style-name="P1"><text:span text:style-name="T1">- acredito que seja necessário incluir um resumo em português</text:span></text:p>
      <text:p text:style-name="P1"><text:span text:style-name="T1">- apesar de não mencionado, foram feitos testes no internet explorer?</text:span></text:p>
      <text:p text:style-name="P1"><text:span text:style-name="T1">- padronizar em todo o documento: "an HTML5" ou "a HTML5"?</text:span></text:p>
      <text:p text:style-name="P1"><text:span text:style-name="T1">- 34: como as aplicações são desenvolvidas com base no contexto 2d?</text:span></text:p>
      <text:p text:style-name="P1"><text:span text:style-name="T1">- o benchmark de arrays já existia em algum lugar? se sim, colocar somente a referência. se não, colocar também como contribuição do trabalho.</text:span></text:p>
      <text:p text:style-name="P1"><text:span text:style-name="T1">- 36: achei pouca a quantidade de operações/segundo. é isso mesmo?</text:span></text:p>
      <text:p text:style-name="P1"><text:span text:style-name="T1">- 37: acho que não é necessário colocar o 0 e 1 na vertical na figura 2-7</text:span></text:p>
      <text:p text:style-name="P1"><text:span text:style-name="T1">- qual seria o display positioning para o monitor?</text:span></text:p>
      <text:p text:style-name="P1"><text:span text:style-name="T1">- até que ponto você acha que dispositivos móveis (tablets, celulares, HMDs) podem se beneficiar do tracking.js, dada a restrição de poder de processamento nesses dispositivos?</text:span></text:p>
      <text:p text:style-name="P1"><text:span text:style-name="T1">- 54: não consegui entender parte da explicação da figura 3.7 que é dada logo antes da seção 3.2.3</text:span></text:p>
      <text:p text:style-name="P1"><text:span text:style-name="T1">- 54: usou-se a mesma notação para ponto "mi" e conjunto de pontos "{mi}"</text:span></text:p>
      <text:p text:style-name="P1"><text:span text:style-name="T1">- problema na definição de blob</text:span></text:p>
      <text:p text:style-name="P1"><text:span text:style-name="T1">- fala sobre a justificativa dos testes apenas no chrome, uma vez que o benchmark de arrays mostrou melhor resultado no firefox</text:span></text:p>
      <text:p text:style-name="P1"><text:span text:style-name="T1">- 80: você propõe implementar o faster como forma de melhorar o FPS, mas ele é mais lento do que o fast.</text:span></text:p>
      <text:p text:style-name="P1"><text:span text:style-name="T1">- referencias incompletas</text:span></text:p>
      <text:p text:style-name="P2"/>
      <text:p text:style-name="P1"><text:span text:style-name="T2">Sugestões para o texto:</text:span></text:p>
      <text:p text:style-name="P4"><text:span text:style-name="T1">1:</text:span></text:p>
      <text:p text:style-name="P4"><text:span text:style-name="T1">- data errada</text:span></text:p>
      <text:p text:style-name="P4"><text:span text:style-name="T1">- data errada</text:span></text:p>
      <text:p text:style-name="P3"/>
      <text:p text:style-name="P4"><text:span text:style-name="T1">3:</text:span></text:p>
      <text:p text:style-name="P4"><text:span text:style-name="T1">- data errada</text:span></text:p>
      <text:p text:style-name="P4"><text:span text:style-name="T1">- não é redundante dizer advisor e title:advisor? (mesma coisa para o co-advisor)</text:span></text:p>
      <text:p text:style-name="P3"/>
      <text:p text:style-name="P4"><text:span text:style-name="T1">13:</text:span></text:p>
      <text:p text:style-name="P4"><text:span text:style-name="T1">- green pixels represent</text:span></text:p>
      <text:p text:style-name="P3"/>
      <text:p text:style-name="P4"><text:span text:style-name="T1">14:</text:span></text:p>
      <text:p text:style-name="P4"><text:span text:style-name="T1">- using different training data</text:span></text:p>
      <text:p text:style-name="P3"/>
      <text:p text:style-name="P4"><text:span text:style-name="T1">23:</text:span></text:p>
      <text:p text:style-name="P4"><text:span text:style-name="T1">- shortly discuss</text:span></text:p>
      <text:p text:style-name="P4"><text:span text:style-name="T1">- Augmented reality =&gt; AR</text:span></text:p>
      <text:p text:style-name="P4"><text:span text:style-name="T1">- web environment</text:span></text:p>
      <text:p text:style-name="P4"><text:span text:style-name="T1">- can be explored and through</text:span></text:p>
      <text:p text:style-name="P4"><text:span text:style-name="T1">- head-worn displays</text:span></text:p>
      <text:p text:style-name="P4"><text:span text:style-name="T1">- capable of running</text:span></text:p>
      <text:p text:style-name="P2"/>
      <text:p text:style-name="P1"><text:span text:style-name="T1">24:</text:span></text:p>
      <text:p text:style-name="P4"><text:span text:style-name="T1">- with the computer through</text:span></text:p>
      <text:p text:style-name="P4"><text:span text:style-name="T1">- scene through markerless</text:span></text:p>
      <text:p text:style-name="P4"><text:span text:style-name="T1">- through rapid object detection</text:span></text:p>
      <text:p text:style-name="P4"><text:span text:style-name="T1">- browser-ready device</text:span></text:p>
      <text:p text:style-name="P1"><text:span text:style-name="T1">- "The possibility to use tracking.js as a cross-platform library is a reality." está repetido, já foi dita a mesma frase no final da página anterior</text:span></text:p>
      <text:p text:style-name="P2"/>
      <text:p text:style-name="P1"><text:span text:style-name="T1">25:</text:span></text:p>
      <text:p text:style-name="P4"><text:span text:style-name="T1">- by five chapters</text:span></text:p>
      <text:p text:style-name="P4"><text:span text:style-name="T1">- are presented bellow</text:span></text:p>
      <text:p text:style-name="P4"><text:span text:style-name="T1">- Chapter 1 has shortly</text:span></text:p>
      <text:p text:style-name="P4"><text:span text:style-name="T1">- Chapter 2 introduces</text:span></text:p>
      <text:p text:style-name="P4"><text:span text:style-name="T1">- Chapter 3 introduces</text:span></text:p>
      <text:p text:style-name="P4"><text:span text:style-name="T1">- Chapter 4 presents</text:span></text:p>
      <text:p text:style-name="P2"/>
      <text:p text:style-name="P4"><text:span text:style-name="T1">28:</text:span></text:p>
      <text:p text:style-name="P4"><text:span text:style-name="T1">- sugestão: ou colocas uma vírgula depois de "behind web browser development" ou retiras a vírgula em "the web community, were"</text:span></text:p>
      <text:p text:style-name="P4"><text:span text:style-name="T1">- User Interface</text:span></text:p>
      <text:p text:style-name="P2"/>
      <text:p text:style-name="P1"><text:span text:style-name="T1">29:</text:span></text:p>
      <text:p text:style-name="P4"><text:span text:style-name="T1">- Browser Engine</text:span></text:p>
      <text:p text:style-name="P4"><text:span text:style-name="T1">- Rendering Engine</text:span></text:p>
      <text:p text:style-name="P4"><text:span text:style-name="T1">- Networking Subsystem</text:span></text:p>
      <text:p text:style-name="P4"><text:span text:style-name="T1">- JavaScript Parser</text:span></text:p>
      <text:p text:style-name="P4"><text:span text:style-name="T1">- UI Backend</text:span></text:p>
      <text:p text:style-name="P4"><text:span text:style-name="T1">- Data Persistence</text:span></text:p>
      <text:p text:style-name="P1"><text:span text:style-name="T1">- pelo padrão, na figura 2-1, "Networking" deveria ser "Networking Subsystem"</text:span></text:p>
      <text:p text:style-name="P1"><text:span text:style-name="T1">- padronizar os nomes dos sub-sistemas (maiúsculo ou minísculo?)</text:span></text:p>
      <text:p text:style-name="P1"><text:span text:style-name="T1">- padronizar a escrita de "Web" em todo o documento (maiúsculo ou minúsculo?)</text:span></text:p>
      <text:p text:style-name="P2"/>
      <text:p text:style-name="P1"><text:span text:style-name="T1">31:</text:span></text:p>
      <text:p text:style-name="P1"><text:span text:style-name="T1">- "you can now add": evitar falar diretamente com o leitor</text:span></text:p>
      <text:p text:style-name="P4"><text:span text:style-name="T1">- tu usas tanto "in Figure" como "on Figure". padronizar...</text:span></text:p>
      <text:p text:style-name="P3"/>
      <text:p text:style-name="P1"><text:span text:style-name="T1">32:</text:span></text:p>
      <text:p text:style-name="P4"><text:span text:style-name="T1">- a new HTML element called canvas</text:span></text:p>
      <text:p text:style-name="P4"><text:span text:style-name="T1">- Through</text:span></text:p>
      <text:p text:style-name="P4"><text:span text:style-name="T1">- Media Capture and Streams</text:span></text:p>
      <text:p text:style-name="P4"><text:span text:style-name="T1">- display the video data stream</text:span></text:p>
      <text:p text:style-name="P4"><text:span text:style-name="T1">- UI Elements</text:span></text:p>
      <text:p text:style-name="P4"><text:span text:style-name="T1">- through a HTML5 video element</text:span></text:p>
      <text:p text:style-name="P4"><text:soft-page-break/><text:span text:style-name="T1">- Raw Binary Data</text:span></text:p>
      <text:p text:style-name="P4"><text:span text:style-name="T1">- through a HTML5 canvas element</text:span></text:p>
      <text:p text:style-name="P2"/>
      <text:p text:style-name="P1"><text:span text:style-name="T1">34:</text:span></text:p>
      <text:p text:style-name="P4"><text:span text:style-name="T1">- comprise few major</text:span></text:p>
      <text:p text:style-name="P2"/>
      <text:p text:style-name="P1"><text:span text:style-name="T1">35:</text:span></text:p>
      <text:p text:style-name="P4"><text:span text:style-name="T1">- conditional operators</text:span></text:p>
      <text:p text:style-name="P4"><text:span text:style-name="T1">- was executed on the</text:span></text:p>
      <text:p text:style-name="P2"/>
      <text:p text:style-name="P1"><text:span text:style-name="T1">36:</text:span></text:p>
      <text:p text:style-name="P4"><text:span text:style-name="T1">- typed arrays provide</text:span></text:p>
      <text:p text:style-name="P2"/>
      <text:p text:style-name="P1"><text:span text:style-name="T1">37:</text:span></text:p>
      <text:p text:style-name="P4"><text:span text:style-name="T1">- This linear array typed structure</text:span></text:p>
      <text:p text:style-name="P2"/>
      <text:p text:style-name="P1"><text:span text:style-name="T1">39:</text:span></text:p>
      <text:p text:style-name="P4"><text:span text:style-name="T1">- retirar a vírgula de "for the web,"</text:span></text:p>
      <text:p text:style-name="P2"/>
      <text:p text:style-name="P1"><text:span text:style-name="T1">40:</text:span></text:p>
      <text:p text:style-name="P1"><text:span text:style-name="T1">- novamente falando com o leitor: "Imagine a technology in which"</text:span></text:p>
      <text:p text:style-name="P1"><text:span text:style-name="T1">- "surgeons could take advantage of AR while performing surgery on them" soa estranho, parece que a cirurgia é neles mesmos</text:span></text:p>
      <text:p text:style-name="P2"/>
      <text:p text:style-name="P1"><text:span text:style-name="T1">41:</text:span></text:p>
      <text:p text:style-name="P4"><text:span text:style-name="T1">- features that simplify</text:span></text:p>
      <text:p text:style-name="P1"><text:span text:style-name="T1">- a primeira frase da seção 2.2.3 está repetida (já foi dita na página 23)</text:span></text:p>
      <text:p text:style-name="P4"><text:span text:style-name="T1">- head-worn displays</text:span></text:p>
      <text:p text:style-name="P4"><text:span text:style-name="T1">- There are several display devices</text:span></text:p>
      <text:p text:style-name="P1"><text:span text:style-name="T3">- AR applications.</text:span><text:span text:style-name="T1"> </text:span><text:span text:style-name="T3">Benford [9] describes</text:span></text:p>
      <text:p text:style-name="P2"/>
      <text:p text:style-name="P1"><text:span text:style-name="T1">42:</text:span></text:p>
      <text:p text:style-name="P1"><text:span text:style-name="T1">- "The possibility to use this work as a cross-platform tracking library is a reality." frase novamente repetida no texto</text:span></text:p>
      <text:p text:style-name="P1"><text:span text:style-name="T1">- "The browser environment is evolving fast and due to the cross-platform ability, JavaScript is becoming a popular solution for multiple devices and platforms." frase repetida no texto</text:span></text:p>
      <text:p text:style-name="P1"><text:span text:style-name="T1">- "In a near future, other devices and visual displays may, potentially, embed browser versions, allowing them to benefit from tracking.js library." frase repetida no texto</text:span></text:p>
      <text:p text:style-name="P1"><text:span text:style-name="T1">- implemented a tracking library</text:span></text:p>
      <text:p text:style-name="P4"><text:span text:style-name="T1">- through color tracking</text:span></text:p>
      <text:p text:style-name="P4"><text:span text:style-name="T1">- through markerless tracking</text:span></text:p>
      <text:p text:style-name="P4"><text:span text:style-name="T1">- through rapid object detection</text:span></text:p>
      <text:p text:style-name="P1"><text:span text:style-name="T1">- "Thus, the techniques implemented in this work were chosen aiming to cover common use-cases, such as: facilitate user interaction with the computer trough color tracking (Section 3.4); Tracking complex objects in a scene trough markerless tracking (Section 3.2); and track humans body parts, e.g. faces and eyes, trough rapid object detection (Section 3.3). It runs on native web browsers without requiring third-party plugins installation, therefore any browser-ready device can eventually use the proposed cross-platform code base to develop AR applications." frase repetida no texto</text:span></text:p>
      <text:p text:style-name="P4"><text:span text:style-name="T1">- notebooks and HMDs</text:span></text:p>
      <text:p text:style-name="P2"/>
      <text:p text:style-name="P1"><text:span text:style-name="T1">43:</text:span></text:p>
      <text:p text:style-name="P4"><text:span text:style-name="T1">- any artificial element</text:span></text:p>
      <text:p text:style-name="P4"><text:span text:style-name="T1">- when compared to the previous decade</text:span></text:p>
      <text:p text:style-name="P4"><text:span text:style-name="T1">- language was not prepared</text:span></text:p>
      <text:p text:style-name="P4"><text:span text:style-name="T1">- Browsers were not able</text:span></text:p>
      <text:p text:style-name="P4"><text:span text:style-name="T1">- web-targeted</text:span></text:p>
      <text:p text:style-name="P2"/>
      <text:p text:style-name="P1"><text:span text:style-name="T1">44:</text:span></text:p>
      <text:p text:style-name="P4"><text:span text:style-name="T1">- web-targeted</text:span></text:p>
      <text:p text:style-name="P1"><text:span text:style-name="T1">- web-based AR solutions</text:span></text:p>
      <text:p text:style-name="P4"><text:span text:style-name="T1">- JSARToolKit</text:span></text:p>
      <text:p text:style-name="P4"><text:span text:style-name="T1">- proprietary plugin</text:span></text:p>
      <text:p text:style-name="P4"><text:span text:style-name="T1">- Flash-based applications</text:span></text:p>
      <text:p text:style-name="P4"><text:span text:style-name="T1">- JavaScript-based solutions</text:span></text:p>
      <text:p text:style-name="P4"><text:span text:style-name="T1">- padronizar a escrita de "smart-phones" (há no texto ocorrências com e sem hífen)</text:span></text:p>
      <text:p text:style-name="P4"><text:span text:style-name="T1">- it is possible to develop</text:span></text:p>
      <text:p text:style-name="P2"/>
      <text:p text:style-name="P1"><text:span text:style-name="T1">45:</text:span></text:p>
      <text:p text:style-name="P4"><text:span text:style-name="T1">- Marker-based AR for the web</text:span></text:p>
      <text:p text:style-name="P4"><text:span text:style-name="T1">- JSARToolKit</text:span></text:p>
      <text:p text:style-name="P1"><text:span text:style-name="T1">- the first open-source,</text:span></text:p>
      <text:p text:style-name="P2"/>
      <text:p text:style-name="P1"><text:span text:style-name="T1">46:</text:span></text:p>
      <text:p text:style-name="P1"><text:span text:style-name="T1">- se quiseres mostrar a imagem da capa da revista sem o objeto 3D, só pra provar que não tem marcador, segue o link: http://ecx.images-amazon.com/images/I/51rEWSKdwFL.jpg</text:span></text:p>
      <text:p text:style-name="P2"/>
      <text:p text:style-name="P1"><text:span text:style-name="T1">47:</text:span></text:p>
      <text:p text:style-name="P1"><text:span text:style-name="T1">- new AR techniques</text:span></text:p>
      <text:p text:style-name="P4"><text:span text:style-name="T1">- packages split base from</text:span></text:p>
      <text:p text:style-name="P2"/>
      <text:p text:style-name="P1"><text:span text:style-name="T1">48:</text:span></text:p>
      <text:p text:style-name="P1"><text:span text:style-name="T1">- quem são esses "Nodes"?</text:span></text:p>
      <text:p text:style-name="P4"><text:span text:style-name="T1">- create and manipulate</text:span></text:p>
      <text:p text:style-name="P1"><text:span text:style-name="T1">- Canvas array of pixels</text:span></text:p>
      <text:p text:style-name="P4"><text:span text:style-name="T1">- create and manipulate</text:span></text:p>
      <text:p text:style-name="P2"/>
      <text:p text:style-name="P1"><text:span text:style-name="T1">49:</text:span></text:p>
      <text:p text:style-name="P4"><text:span text:style-name="T1">- por que "found corners" está em itálico e "feature descriptors" não?</text:span></text:p>
      <text:p text:style-name="P4"><text:span text:style-name="T1">- arrays returned by</text:span></text:p>
      <text:p text:style-name="P4"><text:span text:style-name="T1">- arrays returned by</text:span></text:p>
      <text:p text:style-name="P1"><text:span text:style-name="T1">- a homography estimation</text:span></text:p>
      <text:p text:style-name="P2"/>
      <text:p text:style-name="P1"><text:span text:style-name="T1">52:</text:span></text:p>
      <text:p text:style-name="P4"><text:soft-page-break/><text:span text:style-name="T1">- known as model-based</text:span></text:p>
      <text:p text:style-name="P4"><text:span text:style-name="T1">- model-based technique</text:span></text:p>
      <text:p text:style-name="P4"><text:span text:style-name="T1">- across imagens and it is therefore easy</text:span></text:p>
      <text:p text:style-name="P2"/>
      <text:p text:style-name="P1"><text:span text:style-name="T1">53:</text:span></text:p>
      <text:p text:style-name="P4"><text:span text:style-name="T1">- green pixels represent</text:span></text:p>
      <text:p text:style-name="P4"><text:span text:style-name="T1">- to extract feature points used</text:span></text:p>
      <text:p text:style-name="P1"><text:span text:style-name="T1">- real-time frame-rate</text:span></text:p>
      <text:p text:style-name="P2"/>
      <text:p text:style-name="P1"><text:span text:style-name="T1">54:</text:span></text:p>
      <text:p text:style-name="P4"><text:span text:style-name="T1">- also known as kernel windows</text:span></text:p>
      <text:p text:style-name="P2"/>
      <text:p text:style-name="P1"><text:span text:style-name="T1">55:</text:span></text:p>
      <text:p text:style-name="P4"><text:span text:style-name="T1">- and handheld devices</text:span></text:p>
      <text:p text:style-name="P2"/>
      <text:p text:style-name="P1"><text:span text:style-name="T1">56:</text:span></text:p>
      <text:p text:style-name="P4"><text:span text:style-name="T1">- BRIEF já foi definido anteriormente. só é necessário usar a sigla</text:span></text:p>
      <text:p text:style-name="P2"/>
      <text:p text:style-name="P1"><text:span text:style-name="T1">58:</text:span></text:p>
      <text:p text:style-name="P4"><text:span text:style-name="T1">- by multiplying it by</text:span></text:p>
      <text:p text:style-name="P2"/>
      <text:p text:style-name="P1"><text:span text:style-name="T1">60:</text:span></text:p>
      <text:p text:style-name="P4"><text:span text:style-name="T1">- faces, eyes or palms from</text:span></text:p>
      <text:p text:style-name="P2"/>
      <text:p text:style-name="P1"><text:span text:style-name="T1">62:</text:span></text:p>
      <text:p text:style-name="P4"><text:span text:style-name="T1">- the found rectangles to be partitioned</text:span></text:p>
      <text:p text:style-name="P4"><text:span text:style-name="T1">- through</text:span></text:p>
      <text:p text:style-name="P2"/>
      <text:p text:style-name="P1"><text:span text:style-name="T1">63:</text:span></text:p>
      <text:p text:style-name="P4"><text:span text:style-name="T1">- in a real-time</text:span></text:p>
      <text:p text:style-name="P4"><text:span text:style-name="T1">- through</text:span></text:p>
      <text:p text:style-name="P4"><text:span text:style-name="T1">- Color perception</text:span></text:p>
      <text:p text:style-name="P2"/>
      <text:p text:style-name="P1"><text:span text:style-name="T1">64:</text:span></text:p>
      <text:p text:style-name="P4"><text:span text:style-name="T1">- Display (LCD) works.</text:span></text:p>
      <text:p text:style-name="P2"/>
      <text:p text:style-name="P1"><text:span text:style-name="T1">65:</text:span></text:p>
      <text:p text:style-name="P4"><text:span text:style-name="T1">- Detect outliers; and (2) Find the</text:span></text:p>
      <text:p text:style-name="P4"><text:span text:style-name="T1">- Outlier pixels</text:span></text:p>
      <text:p text:style-name="P2"/>
      <text:p text:style-name="P1"><text:span text:style-name="T1">67:</text:span></text:p>
      <text:p text:style-name="P4"><text:span text:style-name="T1">- real-time</text:span></text:p>
      <text:p text:style-name="P4"><text:span text:style-name="T1">- metric was extracted</text:span></text:p>
      <text:p text:style-name="P4"><text:span text:style-name="T1">- visual tracking techniques behave</text:span></text:p>
      <text:p text:style-name="P2"/>
      <text:p text:style-name="P1"><text:span text:style-name="T1">68:</text:span></text:p>
      <text:p text:style-name="P4"><text:span text:style-name="T1">- to partial occlusion situations</text:span></text:p>
      <text:p text:style-name="P4"><text:span text:style-name="T1">- several approaches were tested</text:span></text:p>
      <text:p text:style-name="P4"><text:span text:style-name="T1">- through</text:span></text:p>
      <text:p text:style-name="P2"/>
      <text:p text:style-name="P1"><text:span text:style-name="T1">69:</text:span></text:p>
      <text:p text:style-name="P1"><text:span text:style-name="T1">- different training data</text:span></text:p>
      <text:p text:style-name="P1"><text:span text:style-name="T1">- "The medium used in this kind of application needs to be as appealing as possible in order to catch consumers’ attention, thus detecting faces, or augmenting the scene with objects are attractive possibilities." frase repetida no texto</text:span></text:p>
      <text:p text:style-name="P2"/>
      <text:p text:style-name="P1"><text:span text:style-name="T1">70:</text:span></text:p>
      <text:p text:style-name="P1"><text:span text:style-name="T1">- Viola Jones face detection.</text:span></text:p>
      <text:p text:style-name="P4"><text:span text:style-name="T1">- real-time</text:span></text:p>
      <text:p text:style-name="P1"><text:span text:style-name="T1">- "The United Kingdom popular video format known as Phase Alternating Line (PAL) [71] defines that real time video is represented by 25 FPS, therefore this value is used to define whether the tests can or cannot be considered real-time." frase repetida no texto</text:span></text:p>
      <text:p text:style-name="P2"/>
      <text:p text:style-name="P1"><text:span text:style-name="T1">71:</text:span></text:p>
      <text:p text:style-name="P4"><text:span text:style-name="T1">- implementation was tested</text:span></text:p>
      <text:p text:style-name="P4"><text:span text:style-name="T1">- that still allow</text:span></text:p>
      <text:p text:style-name="P2"/>
      <text:p text:style-name="P1"><text:span text:style-name="T1">72:</text:span></text:p>
      <text:p text:style-name="P4"><text:span text:style-name="T1">- resulting in an overall</text:span></text:p>
      <text:p text:style-name="P1"><text:span text:style-name="T1">- alternative</text:span></text:p>
      <text:p text:style-name="P1"><text:span text:style-name="T1">- "Being able to use colored objects to control your browser trough the camera is very appealing." frase repetida no texto</text:span></text:p>
      <text:p text:style-name="P1"><text:span text:style-name="T1">- through</text:span></text:p>
      <text:p text:style-name="P2"/>
      <text:p text:style-name="P1"><text:span text:style-name="T1">73:</text:span></text:p>
      <text:p text:style-name="P4"><text:span text:style-name="T1">- this controller has</text:span></text:p>
      <text:p text:style-name="P4"><text:span text:style-name="T1">- through</text:span></text:p>
      <text:p text:style-name="P2"/>
      <text:p text:style-name="P1"><text:span text:style-name="T1">74:</text:span></text:p>
      <text:p text:style-name="P4"><text:span text:style-name="T1">- through</text:span></text:p>
      <text:p text:style-name="P4"><text:span text:style-name="T1">- padronizar no documento "an HTML5" ou "a HTML5"?</text:span></text:p>
      <text:p text:style-name="P4"><text:span text:style-name="T1">- through</text:span></text:p>
      <text:p text:style-name="P2"/>
      <text:p text:style-name="P1"><text:span text:style-name="T1">75:</text:span></text:p>
      <text:p text:style-name="P4"><text:span text:style-name="T1">- from left to right</text:span></text:p>
      <text:p text:style-name="P4"><text:span text:style-name="T1">- the color tracking implementation was tested</text:span></text:p>
      <text:p text:style-name="P4"><text:span text:style-name="T1">- size of the detected object was gradually increased</text:span></text:p>
      <text:p text:style-name="P4"><text:span text:style-name="T1">- for each increment</text:span></text:p>
      <text:p text:style-name="P2"/>
      <text:p text:style-name="P1"><text:span text:style-name="T1">76:</text:span></text:p>
      <text:p text:style-name="P4"><text:span text:style-name="T1">- robust to random</text:span></text:p>
      <text:p text:style-name="P2"/>
      <text:p text:style-name="P1"><text:span text:style-name="T1">77:</text:span></text:p>
      <text:p text:style-name="P4"><text:span text:style-name="T1">- is to automatically calculate</text:span></text:p>
      <text:p text:style-name="P2"/>
      <text:p text:style-name="P1"><text:span text:style-name="T1">80:</text:span></text:p>
      <text:p text:style-name="P4"><text:span text:style-name="T1">- In Figure 4-14, the markerless tracking implementation was tested</text:span></text:p>
      <text:p text:style-name="P2"/>
      <text:p text:style-name="P1"><text:span text:style-name="T1">81:</text:span></text:p>
      <text:p text:style-name="P1"><text:span text:style-name="T1">- On [75],</text:span></text:p>
      <text:p text:style-name="P1"><text:soft-page-break/><text:span text:style-name="T1">- essa frase não está fazendo sentido: "On [75], as a non-iterative solution to the PnP problem, which is the estimation of the pose of a calibrated camera from n 3D-to-2D point correspondences, whose computational complexity grows linearly with n."</text:span></text:p>
      <text:p text:style-name="P2"/>
      <text:p text:style-name="P1"><text:span text:style-name="T1">82:</text:span></text:p>
      <text:p text:style-name="P4"><text:span text:style-name="T1">- web-targeted</text:span></text:p>
      <text:p text:style-name="P4"><text:span text:style-name="T1">- Pablo et al proposed a</text:span></text:p>
      <text:p text:style-name="P4"><text:span text:style-name="T1">- a comparison of the size, loading</text:span></text:p>
      <text:p text:style-name="P2"/>
      <text:p text:style-name="P1"><text:span text:style-name="T1">83:</text:span></text:p>
      <text:p text:style-name="P1"><text:span text:style-name="T1">- "This work aims to provide a common infrastructure to develop applications and to accelerate the use of those techniques on the web in commercial products." frase repetida no texto</text:span></text:p>
      <text:p text:style-name="P2"/>
      <text:p text:style-name="P1"><text:span text:style-name="T1">84:</text:span></text:p>
      <text:p text:style-name="P1"><text:span text:style-name="T1">- "The possibility to use tracking.js as a cross-platform library is a reality." frase repetida no texto</text:span></text:p>
      <text:p text:style-name="P1"><text:span text:style-name="T1">- "The browser environment is evolving fast and due to the cross-platform ability, JavaScript is becoming a popular solution for multiple devices and platforms. In a near future, other devices and visual displays may, potentially, embed browser versions as well and they could all benefit from tracking.js library." frase repetida no texto</text:span></text:p>
      <text:p text:style-name="P4"><text:span text:style-name="T1">- through</text:span></text:p>
      <text:p text:style-name="P2"/>
      <text:p text:style-name="P1"><text:span text:style-name="T1">85:</text:span></text:p>
      <text:p text:style-name="P4"><text:span text:style-name="T1">- does not have</text:span></text:p>
      <text:p text:style-name="P4"><text:span text:style-name="T1">- JavaScript-based</text:span></text:p>
      <text:p text:style-name="P4"><text:span text:style-name="T1">- through</text:span></text:p>
      <text:p text:style-name="P1"><text:span text:style-name="T1">- and an image processing layer</text:span></text:p>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mxnt (glossario)</meta:initial-creator>
    <meta:editing-cycles>88</meta:editing-cycles>
    <meta:print-date>2013-08-30T11:40:00</meta:print-date>
    <meta:creation-date>2013-08-30T11:20:00</meta:creation-date>
    <dc:date>2013-09-11T21:04:06</dc:date>
    <meta:editing-duration>PT1H29M22S</meta:editing-duration>
    <meta:generator>OpenOffice.org/3.4$Unix OpenOffice.org_project/340m1$Build-9590</meta:generator>
    <meta:document-statistic meta:table-count="0" meta:image-count="0" meta:object-count="0" meta:page-count="4" meta:paragraph-count="225" meta:word-count="1443" meta:character-count="83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